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Comic Sans" svg:font-family="'Comic Sans'" style:font-family-generic="script"/>
    <style:font-face style:name="Comic Sans MS" svg:font-family="'Comic Sans MS'" style:font-family-generic="script"/>
    <style:font-face style:name="FreeSans2" svg:font-family="FreeSans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Garuda" svg:font-family="Garuda" style:font-pitch="variable"/>
    <style:font-face style:name="NanumMyeongjo" svg:font-family="NanumMyeongjo" style:font-pitch="variable"/>
    <style:font-face style:name="Tlwg Typist" svg:font-family="'Tlwg Typist'" style:font-pitch="variable"/>
    <style:font-face style:name="WenQuanYi Micro Hei Mono" svg:font-family="'WenQuanYi Micro Hei Mono'" style:font-pitch="variable"/>
    <style:font-face style:name="cmmi10" svg:font-family="cmmi10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699cm" fo:margin-left="-1.838cm" table:align="left" style:shadow="none"/>
    </style:style>
    <style:style style:name="Table1.A" style:family="table-column">
      <style:table-column-properties style:column-width="20.699cm"/>
    </style:style>
    <style:style style:name="Table1.1" style:family="table-row">
      <style:table-row-properties style:min-row-height="2.29cm"/>
    </style:style>
    <style:style style:name="Table1.A1" style:family="table-cell">
      <style:table-cell-properties style:vertical-align="middle" fo:background-color="#ffffff" fo:padding="0.097cm" fo:border="0.05pt solid #cccccc">
        <style:background-image/>
      </style:table-cell-properties>
    </style:style>
    <style:style style:name="Table1.2" style:family="table-row">
      <style:table-row-properties style:min-row-height="21.502cm"/>
    </style:style>
    <style:style style:name="Table1.A2" style:family="table-cell">
      <style:table-cell-properties fo:background-color="#ffffff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 style:master-page-name="">
      <style:table-properties style:width="20.699cm" fo:margin-left="-1.838cm" style:page-number="auto" table:align="left"/>
    </style:style>
    <style:style style:name="Table2.A" style:family="table-column">
      <style:table-column-properties style:column-width="20.699cm"/>
    </style:style>
    <style:style style:name="Table2.1" style:family="table-row">
      <style:table-row-properties style:min-row-height="2.293cm"/>
    </style:style>
    <style:style style:name="Table2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2.2" style:family="table-row">
      <style:table-row-properties style:min-row-height="21.502cm"/>
    </style:style>
    <style:style style:name="Table2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3" style:family="table">
      <style:table-properties style:width="20.699cm" fo:margin-left="-1.838cm" table:align="left"/>
    </style:style>
    <style:style style:name="Table3.A" style:family="table-column">
      <style:table-column-properties style:column-width="20.699cm"/>
    </style:style>
    <style:style style:name="Table3.1" style:family="table-row">
      <style:table-row-properties style:min-row-height="2.298cm"/>
    </style:style>
    <style:style style:name="Table3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3.2" style:family="table-row">
      <style:table-row-properties style:min-row-height="21.502cm"/>
    </style:style>
    <style:style style:name="Table3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NanumMyeongjo"/>
    </style:style>
    <style:style style:name="P2" style:family="paragraph" style:parent-style-name="Table_20_Contents">
      <style:paragraph-properties fo:text-align="center" style:justify-single-word="false"/>
      <style:text-properties style:font-name="NanumMyeongjo" officeooo:paragraph-rsid="00381cdb"/>
    </style:style>
    <style:style style:name="P3" style:family="paragraph" style:parent-style-name="Table_20_Contents">
      <style:paragraph-properties fo:text-align="center" style:justify-single-word="false"/>
      <style:text-properties style:font-name="NanumMyeongjo" officeooo:paragraph-rsid="0057744b"/>
    </style:style>
    <style:style style:name="P4" style:family="paragraph" style:parent-style-name="Table_20_Contents">
      <style:text-properties style:font-name="Comic Sans MS" fo:font-size="9pt" officeooo:rsid="00112e1e" officeooo:paragraph-rsid="00381cdb" style:font-size-asian="9pt" style:font-size-complex="9pt"/>
    </style:style>
    <style:style style:name="P5" style:family="paragraph" style:parent-style-name="Table_20_Contents">
      <style:text-properties style:font-name="Comic Sans MS" fo:font-size="9pt" officeooo:rsid="00112e1e" officeooo:paragraph-rsid="0057744b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4a0ba1" style:font-size-asian="8pt" style:font-style-asian="normal" style:font-size-complex="8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57744b" style:font-size-asian="8pt" style:font-style-asian="normal" style:font-size-complex="8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color="#ff33ff" style:font-name="Comic Sans MS" fo:font-size="10pt" fo:font-style="normal" officeooo:rsid="00381cdb" officeooo:paragraph-rsid="00381cdb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color="#ff33ff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color="#ff33ff" style:font-name="Comic Sans MS" fo:font-size="9pt" officeooo:rsid="00112e1e" officeooo:paragraph-rsid="00381cd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ff33ff" style:font-name="Comic Sans MS" fo:font-size="9pt" officeooo:rsid="00112e1e" officeooo:paragraph-rsid="0057744b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color="#ff33ff" style:font-name="Comic Sans MS" fo:font-size="13pt" fo:font-style="normal" officeooo:rsid="00381cdb" officeooo:paragraph-rsid="00381cdb" style:font-size-asian="11.3500003814697pt" style:font-style-asian="normal" style:font-size-complex="13pt" style:font-style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officeooo:paragraph-rsid="00381cdb"/>
    </style:style>
    <style:style style:name="P15" style:family="paragraph" style:parent-style-name="Standard">
      <style:text-properties officeooo:paragraph-rsid="0057744b"/>
    </style:style>
    <style:style style:name="P16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9pt" officeooo:rsid="0057744b" officeooo:paragraph-rsid="0057744b" style:font-size-asian="9pt" style:font-size-complex="9pt"/>
    </style:style>
    <style:style style:name="P17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3pt" fo:font-style="normal" officeooo:rsid="00381cdb" officeooo:paragraph-rsid="0057744b" style:font-size-asian="11.3500003814697pt" style:font-style-asian="normal" style:font-size-complex="13pt" style:font-style-complex="normal"/>
    </style:style>
    <style:style style:name="P18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3pt" fo:font-style="normal" officeooo:rsid="0057744b" officeooo:paragraph-rsid="0057744b" style:font-size-asian="11.3500003814697pt" style:font-style-asian="normal" style:font-size-complex="13pt" style:font-style-complex="normal"/>
    </style:style>
    <style:style style:name="P19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0pt" fo:font-style="normal" officeooo:rsid="0057744b" officeooo:paragraph-rsid="0057744b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28pt" officeooo:rsid="0057744b" officeooo:paragraph-rsid="0057744b" style:font-size-asian="28pt" style:font-size-complex="28pt"/>
    </style:style>
    <style:style style:name="P22" style:family="paragraph" style:parent-style-name="Table_20_Contents">
      <style:paragraph-properties fo:text-align="center" style:justify-single-word="false"/>
      <style:text-properties fo:color="#ff00cc" style:font-name="Comic Sans MS" fo:font-size="12pt" fo:font-style="italic" fo:font-weight="bold" officeooo:rsid="00112e1e" officeooo:paragraph-rsid="00381cdb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cc" style:font-name="Comic Sans MS" fo:font-size="12pt" fo:font-style="italic" fo:font-weight="bold" officeooo:rsid="00112e1e" officeooo:paragraph-rsid="0057744b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33ff" style:font-name="Comic Sans MS" fo:font-size="9pt" fo:font-style="italic" officeooo:rsid="00112e1e" officeooo:paragraph-rsid="00381cdb" style:font-size-asian="9pt" style:font-style-asian="italic" style:font-size-complex="9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color="#ff33ff" style:font-name="Comic Sans MS" fo:font-size="9pt" fo:font-style="italic" officeooo:rsid="00112e1e" officeooo:paragraph-rsid="0057744b" style:font-size-asian="9pt" style:font-style-asian="italic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color="#333333" style:font-name="Comic Sans MS" fo:font-size="20pt" officeooo:rsid="00223edf" officeooo:paragraph-rsid="00223edf" style:font-size-asian="17.5pt" style:font-size-complex="20pt"/>
    </style:style>
    <style:style style:name="P27" style:family="paragraph" style:parent-style-name="Table_20_Contents">
      <style:paragraph-properties fo:text-align="center" style:justify-single-word="false"/>
      <style:text-properties fo:color="#333333" style:font-name="Comic Sans MS" fo:font-size="15pt" fo:font-style="italic" officeooo:rsid="00223edf" officeooo:paragraph-rsid="00223edf" style:font-size-asian="15pt" style:font-style-asian="italic" style:font-size-complex="15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color="#333333" style:font-name="Comic Sans MS"/>
    </style:style>
    <style:style style:name="P29" style:family="paragraph" style:parent-style-name="Table_20_Contents">
      <style:paragraph-properties fo:text-align="center" style:justify-single-word="false"/>
      <style:text-properties fo:color="#333333" style:font-name="Comic Sans MS" fo:font-size="28pt" fo:font-weight="bold" officeooo:rsid="00265334" officeooo:paragraph-rsid="00265334" style:font-size-asian="28pt" style:font-weight-asian="bold" style:font-size-complex="2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333333" style:font-name="Comic Sans MS" fo:font-size="12pt" fo:font-style="normal" officeooo:rsid="00223edf" officeooo:paragraph-rsid="00223edf" style:font-size-asian="12pt" style:font-style-asian="normal" style:font-size-complex="12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color="#333333" style:font-name="Comic Sans MS" fo:font-size="16pt" officeooo:rsid="00223edf" officeooo:paragraph-rsid="00223edf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color="#333333" officeooo:paragraph-rsid="00265334"/>
    </style:style>
    <style:style style:name="P33" style:family="paragraph" style:parent-style-name="Table_20_Contents">
      <style:paragraph-properties fo:text-align="center" style:justify-single-word="false"/>
      <style:text-properties fo:color="#333333" officeooo:paragraph-rsid="009bc73f"/>
    </style:style>
    <style:style style:name="P34" style:family="paragraph" style:parent-style-name="Table_20_Contents">
      <style:paragraph-properties fo:text-align="center" style:justify-single-word="false"/>
      <style:text-properties fo:color="#333333" officeooo:paragraph-rsid="009f0e42"/>
    </style:style>
    <style:style style:name="P35" style:family="paragraph" style:parent-style-name="Table_20_Contents">
      <style:paragraph-properties fo:text-align="center" style:justify-single-word="false"/>
      <style:text-properties fo:color="#333333" officeooo:paragraph-rsid="00ab08e0"/>
    </style:style>
    <style:style style:name="P36" style:family="paragraph" style:parent-style-name="Table_20_Contents">
      <style:paragraph-properties fo:text-align="end" style:justify-single-word="false"/>
      <style:text-properties fo:color="#333333" officeooo:paragraph-rsid="00ab08e0"/>
    </style:style>
    <style:style style:name="P37" style:family="paragraph" style:parent-style-name="Table_20_Contents">
      <style:text-properties officeooo:paragraph-rsid="00ace3a0"/>
    </style:style>
    <style:style style:name="P38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00cc" style:font-name="Comic Sans MS" fo:font-size="12pt" fo:font-style="italic" fo:font-weight="bold" officeooo:rsid="00112e1e" officeooo:paragraph-rsid="0057744b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9pt" fo:font-style="italic" officeooo:rsid="00112e1e" officeooo:paragraph-rsid="0057744b" style:font-size-asian="9pt" style:font-style-asian="italic" style:font-size-complex="9pt" style:font-style-complex="italic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1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omic Sans MS" fo:font-size="1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FreeSans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1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333333" style:font-name="Comic Sans MS" fo:hyphenate="false"/>
    </style:style>
    <style:style style:name="P46" style:family="paragraph">
      <style:paragraph-properties fo:text-align="center"/>
      <style:text-properties fo:color="#333333" style:font-name="Comic Sans MS"/>
    </style:style>
    <style:style style:name="P4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333333" style:font-name="Comic Sans MS" fo:hyphenate="false"/>
    </style:style>
    <style:style style:name="P48" style:family="paragraph">
      <style:paragraph-properties fo:text-align="center"/>
    </style:style>
    <style:style style:name="P49" style:family="paragraph">
      <loext:graphic-properties draw:fill="solid" draw:fill-color="#ffccff"/>
      <style:paragraph-properties fo:text-align="center"/>
      <style:text-properties fo:color="#ff33ff" style:font-name="CoMIC SANS MS"/>
    </style:style>
    <style:style style:name="P50" style:family="paragraph">
      <loext:graphic-properties draw:fill-color="#cccccc"/>
      <style:paragraph-properties fo:text-align="center"/>
    </style:style>
    <style:style style:name="P51" style:family="paragraph">
      <loext:graphic-properties draw:fill-color="#ffffff"/>
      <style:paragraph-properties fo:text-align="center"/>
      <style:text-properties fo:color="#cccccc" style:font-name="FreeSans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gradient" draw:fill-color="#ff33ff" draw:fill-gradient-name="Tango_20_Purple"/>
      <style:text-properties fo:font-size="12pt"/>
    </style:style>
    <style:style style:name="P53" style:family="paragraph">
      <loext:graphic-properties draw:fill="gradient" draw:fill-color="#ffffff" draw:fill-gradient-name="Tango_20_Purple"/>
      <style:text-properties fo:font-size="12pt"/>
    </style:style>
    <style:style style:name="P54" style:family="paragraph">
      <loext:graphic-properties draw:fill="gradient" draw:fill-color="#ff3399" draw:fill-gradient-name="Tango_20_Gray"/>
    </style:style>
    <style:style style:name="P55" style:family="paragraph">
      <loext:graphic-properties draw:fill="gradient" draw:fill-gradient-name="Tango_20_Gray"/>
    </style:style>
    <style:style style:name="P56" style:family="paragraph">
      <style:paragraph-properties fo:text-align="center"/>
      <style:text-properties style:text-line-through-style="none" style:text-line-through-type="none" style:font-name="Garuda" fo:font-size="16pt" style:text-underline-style="none" fo:font-weight="bold" style:font-size-asian="10.5pt" style:font-weight-asian="bold" style:font-size-complex="12pt" style:font-weight-complex="bold"/>
    </style:style>
    <style:style style:name="P57" style:family="paragraph">
      <loext:graphic-properties draw:fill="gradient" draw:fill-gradient-name="Tango_20_Gray"/>
      <style:paragraph-properties fo:text-align="center"/>
      <style:text-properties fo:color="#ffffff" style:text-line-through-style="none" style:text-line-through-type="none" style:font-name="Garuda" fo:font-size="16pt" style:text-underline-style="none" fo:font-weight="bold" style:font-size-asian="10.5pt" style:font-weight-asian="bold" style:font-size-complex="12pt" style:font-weight-complex="bold"/>
    </style:style>
    <style:style style:name="P58" style:family="paragraph">
      <loext:graphic-properties draw:fill="gradient" draw:fill-gradient-name="Tango_20_Gray"/>
      <style:text-properties fo:font-size="12pt"/>
    </style:style>
    <style:style style:name="P59" style:family="paragraph">
      <loext:graphic-properties draw:fill="solid" draw:fill-color="#808080"/>
      <style:text-properties fo:font-size="12pt"/>
    </style:style>
    <style:style style:name="P60" style:family="paragraph">
      <loext:graphic-properties draw:fill="solid" draw:fill-color="#808080"/>
    </style:style>
    <style:style style:name="P61" style:family="paragraph">
      <loext:graphic-properties draw:fill="solid" draw:fill-color="#999999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ff" fo:font-weight="normal" style:font-weight-asian="normal" style:font-weight-complex="normal"/>
    </style:style>
    <style:style style:name="T3" style:family="text">
      <style:text-properties fo:color="#ff33ff" fo:font-weight="normal" officeooo:rsid="0015e48e" style:font-weight-asian="normal" style:font-weight-complex="normal"/>
    </style:style>
    <style:style style:name="T4" style:family="text">
      <style:text-properties fo:color="#ff99ff" fo:font-weight="normal" style:font-weight-asian="normal" style:font-weight-complex="normal"/>
    </style:style>
    <style:style style:name="T5" style:family="text">
      <style:text-properties officeooo:rsid="0023017e"/>
    </style:style>
    <style:style style:name="T6" style:family="text">
      <style:text-properties style:font-name="Comic Sans MS" fo:font-size="20pt" officeooo:rsid="002379b7" style:font-size-asian="20pt" style:font-size-complex="20pt"/>
    </style:style>
    <style:style style:name="T7" style:family="text">
      <style:text-properties style:font-name="Comic Sans MS" fo:font-size="66pt" officeooo:rsid="00117b2a" style:font-size-asian="66pt" style:font-size-complex="66pt"/>
    </style:style>
    <style:style style:name="T8" style:family="text">
      <style:text-properties style:font-name="Comic Sans MS" fo:font-size="8pt" fo:font-style="italic" officeooo:rsid="00351902" style:font-size-asian="8pt" style:font-style-asian="italic" style:font-size-complex="8pt" style:font-style-complex="italic"/>
    </style:style>
    <style:style style:name="T9" style:family="text">
      <style:text-properties style:font-name="Comic Sans MS" fo:font-size="14pt" fo:font-style="normal" officeooo:rsid="00265334" style:font-size-asian="14pt" style:font-style-asian="normal" style:font-size-complex="14pt" style:font-style-complex="normal"/>
    </style:style>
    <style:style style:name="T10" style:family="text">
      <style:text-properties style:font-name="Comic Sans MS" fo:font-size="40pt" officeooo:rsid="002f65ce" style:font-size-asian="40pt" style:font-size-complex="40pt"/>
    </style:style>
    <style:style style:name="T11" style:family="text">
      <style:text-properties style:font-name="Comic Sans MS" fo:font-size="40pt" officeooo:rsid="00117b2a" style:font-size-asian="40pt" style:font-size-complex="40pt"/>
    </style:style>
    <style:style style:name="T12" style:family="text">
      <style:text-properties style:font-name="Comic Sans MS" fo:font-size="40pt" fo:font-style="italic" officeooo:rsid="00117b2a" style:font-size-asian="40pt" style:font-style-asian="italic" style:font-size-complex="40pt" style:font-style-complex="italic"/>
    </style:style>
    <style:style style:name="T13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00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ff00cc" fo:font-size="12pt" fo:font-style="italic" fo:font-weight="bold" officeooo:rsid="005a165e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ff00cc" fo:font-size="26pt" fo:font-style="normal" fo:font-weight="bold" officeooo:rsid="005a165e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b2b2b2" style:font-name="Comic Sans MS" fo:font-size="8pt" fo:font-weight="normal" officeooo:rsid="00112e1e" style:font-size-asian="8pt" style:font-weight-asian="normal" style:font-size-complex="8pt" style:font-weight-complex="normal"/>
    </style:style>
    <style:style style:name="T19" style:family="text">
      <style:text-properties fo:color="#666666" style:font-name="Comic Sans MS" fo:font-size="14pt" fo:font-style="normal" style:font-size-asian="14pt" style:font-style-asian="normal" style:font-size-complex="14pt" style:font-style-complex="normal"/>
    </style:style>
    <style:style style:name="T20" style:family="text">
      <style:text-properties fo:color="#333333" style:font-name="Comic Sans MS" fo:font-size="8pt" fo:font-weight="normal" officeooo:rsid="0015e48e" style:font-size-asian="8pt" style:font-weight-asian="normal" style:font-size-complex="8pt" style:font-weight-complex="normal"/>
    </style:style>
    <style:style style:name="T21" style:family="text">
      <style:text-properties fo:color="#333333" style:font-name="Comic Sans MS" fo:font-size="8pt" fo:font-weight="normal" officeooo:rsid="008555b7" style:font-size-asian="8pt" style:font-weight-asian="normal" style:font-size-complex="8pt" style:font-weight-complex="normal"/>
    </style:style>
    <style:style style:name="T22" style:family="text">
      <style:text-properties fo:color="#333333" style:font-name="Comic Sans MS" fo:font-size="8pt" fo:font-weight="normal" officeooo:rsid="003a8f20" style:font-size-asian="8pt" style:font-weight-asian="normal" style:font-size-complex="8pt" style:font-weight-complex="normal"/>
    </style:style>
    <style:style style:name="T23" style:family="text">
      <style:text-properties fo:color="#333333" style:font-name="Comic Sans MS" fo:font-size="8pt" fo:font-weight="normal" officeooo:rsid="00112e1e" style:font-size-asian="8pt" style:font-weight-asian="normal" style:font-size-complex="8pt" style:font-weight-complex="normal"/>
    </style:style>
    <style:style style:name="T24" style:family="text">
      <style:text-properties fo:color="#333333" style:font-name="Comic Sans MS" fo:font-size="8pt" fo:font-weight="normal" officeooo:rsid="00b227f3" style:font-size-asian="8pt" style:font-weight-asian="normal" style:font-size-complex="8pt" style:font-weight-complex="normal"/>
    </style:style>
    <style:style style:name="T25" style:family="text">
      <style:text-properties fo:color="#333333" style:font-name="Comic Sans MS" fo:font-size="8pt" fo:font-weight="normal" officeooo:rsid="00112e1e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9933ff"/>
    </style:style>
    <style:style style:name="T27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333333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1" style:font-size-complex="1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333333" style:text-outline="false" style:text-line-through-style="none" style:text-line-through-type="none" style:text-position="0% 100%" style:font-name="Comic Sans M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333333" style:text-outline="false" style:text-line-through-style="none" style:text-line-through-type="none" style:text-position="0% 100%" style:font-name="Comic Sans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333333" style:font-name="Comic Sans MS"/>
    </style:style>
    <style:style style:name="T32" style:family="text">
      <style:text-properties fo:color="#333333" style:font-name="Comic Sans MS" fo:font-size="10pt" fo:font-style="normal" style:font-size-asian="10pt" style:font-style-asian="normal" style:font-size-complex="10pt" style:font-style-complex="normal"/>
    </style:style>
    <style:style style:name="T33" style:family="text">
      <style:text-properties fo:color="#333333" style:font-name="Comic Sans MS" fo:font-size="10pt" fo:font-style="normal" style:font-size-asian="10.5pt" style:font-style-asian="normal" style:font-size-complex="12pt" style:font-style-complex="normal"/>
    </style:style>
    <style:style style:name="T34" style:family="text">
      <style:text-properties fo:color="#ff33ff" style:font-name="CoMIC SANS MS"/>
    </style:style>
    <style:style style:name="T35" style:family="text">
      <style:text-properties fo:color="#ff33ff" style:font-name="CoMIC SANS M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ffffff" style:text-line-through-style="none" style:text-line-through-type="none" style:font-name="Garuda" fo:font-size="16pt" style:text-underline-style="none" fo:font-weight="bold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2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2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otted_20__28_var_29_" svg:stroke-width="0.049cm" svg:stroke-color="#dddddd" draw:marker-start-width="0.427cm" draw:marker-end-width="0.427cm" draw:fill="solid" draw:fill-color="#eeeeee" draw:textarea-vertical-align="middle" fo:min-height="3.3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otted_20__28_var_29_" svg:stroke-width="0.049cm" svg:stroke-color="#dddddd" draw:marker-start-width="0.427cm" draw:marker-end-width="0.427cm" draw:fill="solid" draw:fill-color="#eeeeee" draw:textarea-vertical-align="middle" fo:min-height="3.3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otted_20__28_var_29_" svg:stroke-width="0.049cm" svg:stroke-color="#dddddd" draw:marker-start-width="0.427cm" draw:marker-end-width="0.427cm" draw:fill="solid" draw:fill-color="#eeeeee" draw:textarea-vertical-align="middle" fo:min-height="3.3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otted_20__28_var_29_" svg:stroke-width="0.049cm" svg:stroke-color="#dddddd" draw:marker-start-width="0.427cm" draw:marker-end-width="0.427cm" draw:fill="solid" draw:fill-color="#eeeeee" draw:textarea-vertical-align="middle" fo:min-height="3.3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99cm" svg:stroke-color="#b2b2b2" draw:marker-start-width="0.951cm" draw:marker-end-width="0.951cm" draw:fill="solid" draw:fill-color="#ffccff" fo:min-height="1.37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svg:stroke-width="0.101cm" svg:stroke-color="#dddddd" draw:marker-start-width="0.503cm" draw:marker-end-width="0.503cm" draw:fill-color="#cccccc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svg:stroke-width="0.101cm" svg:stroke-color="#cccccc" draw:marker-start-width="0.503cm" draw:marker-end-width="0.503cm" draw:fill-color="#ffffff" draw:textarea-horizontal-align="justify" draw:textarea-vertical-align="middle" draw:auto-grow-height="false" fo:min-height="0.785cm" fo:min-width="0.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draw:stroke-dash="Ultrafine_20_2_20_Dots_20_3_20_Dashes" svg:stroke-width="0.499cm" svg:stroke-color="#000000" draw:marker-start-width="1.099cm" draw:marker-end-width="1.099cm" draw:fill="gradient" draw:fill-color="#ff33ff" draw:fill-gradient-name="Tango_20_Purple" draw:textarea-horizontal-align="justify" draw:textarea-vertical-align="middle" draw:auto-grow-height="false" fo:min-height="0cm" fo:min-width="0.945cm" fo:padding-top="0.247cm" fo:padding-bottom="0.247cm" fo:padding-left="0.247cm" fo:padding-right="0.247cm" style:run-through="foreground"/>
    </style:style>
    <style:style style:name="gr12" style:family="graphic">
      <style:graphic-properties draw:stroke="none" svg:stroke-width="0.101cm" svg:stroke-color="#000000" draw:marker-start-width="0.503cm" draw:marker-end-width="0.503cm" draw:fill="gradient" draw:fill-color="#ff33ff" draw:fill-gradient-name="Tango_20_Purple" draw:textarea-horizontal-align="justify" draw:textarea-vertical-align="middle" draw:auto-grow-height="false" fo:min-height="0.646cm" fo:min-width="0.591cm" fo:padding-top="0.049cm" fo:padding-bottom="0.049cm" fo:padding-left="0.049cm" fo:padding-right="0.049cm" style:run-through="foreground"/>
    </style:style>
    <style:style style:name="gr13" style:family="graphic">
      <style:graphic-properties draw:stroke="solid" svg:stroke-color="#9999ff" draw:fill="gradient" draw:fill-color="#ffffff" draw:fill-gradient-name="Tango_20_Purple" draw:textarea-horizontal-align="justify" draw:textarea-vertical-align="middle" draw:auto-grow-height="false" fo:min-height="0.526cm" fo:min-width="0.901cm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dash" draw:stroke-dash="Ultrafine_20_Dashed" svg:stroke-width="0cm" svg:stroke-color="#b2b2b2" draw:marker-start-width="0.353cm" draw:marker-end-width="0.353cm" draw:fill="gradient" draw:fill-color="#ff3399" draw:fill-gradient-name="Tango_20_Gray" draw:textarea-horizontal-align="justify" draw:textarea-vertical-align="middle" draw:auto-grow-height="false" fo:min-height="0.887cm" fo:min-width="0.649cm" fo:padding-top="0cm" fo:padding-bottom="0cm" fo:padding-left="0cm" fo:padding-right="0cm" style:run-through="foreground"/>
    </style:style>
    <style:style style:name="gr16" style:family="graphic">
      <style:graphic-properties draw:stroke="dash" draw:stroke-dash="Line_20_Style_20_9" svg:stroke-width="0.019cm" svg:stroke-color="#b2b2b2" draw:marker-start-width="0.381cm" draw:marker-end-width="0.381cm" draw:fill="gradient" draw:fill-gradient-name="Tango_20_Gray" draw:textarea-horizontal-align="justify" draw:textarea-vertical-align="middle" draw:auto-grow-height="false" fo:min-height="0.125cm" fo:min-width="1.028cm" fo:padding-top="0.009cm" fo:padding-bottom="0.009cm" fo:padding-left="0.009cm" fo:padding-right="0.009cm" style:run-through="foreground"/>
    </style:style>
    <style:style style:name="gr17" style:family="graphic">
      <style:graphic-properties svg:stroke-color="#b2b2b2" draw:fill="gradient" draw:fill-gradient-name="Tango_20_Gray" draw:textarea-horizontal-align="justify" draw:textarea-vertical-align="middle" draw:auto-grow-height="false" fo:min-height="0.337cm" fo:min-width="0.314cm" style:run-through="foreground"/>
    </style:style>
    <style:style style:name="gr18" style:family="graphic">
      <style:graphic-properties draw:stroke="dash" draw:stroke-dash="Dashed_20__28_var_29_" svg:stroke-width="0.019cm" svg:stroke-color="#b2b2b2" draw:marker-start-width="0.381cm" draw:marker-end-width="0.381cm" draw:fill="gradient" draw:fill-gradient-name="Tango_20_Gray" draw:textarea-horizontal-align="justify" draw:textarea-vertical-align="middle" draw:auto-grow-height="false" fo:min-height="0.083cm" fo:min-width="0.75cm" fo:padding-top="0.009cm" fo:padding-bottom="0.009cm" fo:padding-left="0.009cm" fo:padding-right="0.009cm" style:run-through="foreground"/>
    </style:style>
    <style:style style:name="gr19" style:family="graphic">
      <style:graphic-properties draw:stroke="none" draw:stroke-dash="Dashed_20__28_var_29__20_4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20" style:family="graphic">
      <style:graphic-properties draw:stroke="none" draw:stroke-dash="Line_20_Style_20_9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21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22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23" style:family="graphic">
      <style:graphic-properties draw:stroke="none" draw:stroke-dash="Dashed_20__28_var_29__20_4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273cm" fo:min-width="1.736cm" fo:padding-top="0cm" fo:padding-bottom="0cm" fo:padding-left="0cm" fo:padding-right="0cm" style:run-through="foreground"/>
    </style:style>
    <style:style style:name="gr24" style:family="graphic">
      <style:graphic-properties draw:stroke="none" draw:stroke-dash="Line_20_Style_20_9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18cm" fo:min-width="1.323cm" fo:padding-top="0cm" fo:padding-bottom="0cm" fo:padding-left="0cm" fo:padding-right="0cm" style:run-through="foreground"/>
    </style:style>
    <style:style style:name="gr25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127cm" fo:min-width="0.97cm" fo:padding-top="0cm" fo:padding-bottom="0cm" fo:padding-left="0cm" fo:padding-right="0cm" style:run-through="foreground"/>
    </style:style>
    <style:style style:name="gr26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074cm" fo:min-width="0.57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><draw:g text:anchor-type="paragraph" draw:z-index="10" draw:style-name="gr10"><draw:custom-shape draw:style-name="gr11" draw:text-style-name="P52" svg:width="1.44cm" svg:height="1.818cm" svg:x="3.447cm" svg:y="-3.366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2" draw:text-style-name="P52" svg:width="0.69cm" svg:height="0.745cm" draw:transform="rotate (-1.5707963267949) translate (5.1445cm -2.51354166666667cm)"><text:p/><draw:enhanced-geometry svg:viewBox="0 0 21600 21600" draw:mirror-horizontal="false" draw:mirror-vertical="false" draw:type="block-arc" draw:modifiers="-171.881272057451 4968.97943382851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3" draw:text-style-name="P53" svg:width="1.276cm" svg:height="0.742cm" svg:x="3.533cm" svg:y="-3.2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1" draw:style-name="gr14"><draw:custom-shape draw:style-name="gr15" draw:text-style-name="P54" svg:width="0.953cm" svg:height="1.304cm" svg:x="5.648cm" svg:y="-2.891cm"><text:p/><draw:enhanced-geometry svg:viewBox="0 0 21600 21600" draw:glue-points="?f6 10800 10800 21600 ?f5 10800 10800 0" draw:text-areas="?f3 ?f3 ?f4 ?f4" draw:type="trapezoid" draw:modifiers="3071.85628742515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16" draw:text-style-name="P55" svg:width="1.045cm" svg:height="0.331cm" svg:x="5.602cm" svg:y="-3.032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7" draw:text-style-name="P57" svg:width="0.442cm" svg:height="0.475cm" svg:x="5.911cm" svg:y="-2.487cm"><text:p text:style-name="P56"><text:span text:style-name="T36">@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58" svg:width="0.766cm" svg:height="0.235cm" svg:x="5.752cm" svg:y="-3.15cm"><text:p/><draw:enhanced-geometry svg:viewBox="0 0 88 21600" draw:glue-points="44 ?f6 44 0 0 10800 44 21600 88 10800" draw:text-areas="0 ?f6 88 ?f3" draw:mirror-horizontal="false" draw:mirror-vertical="false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text:span text:style-name="T20"> <text:s text:c="37"/>G</text:span><text:span text:style-name="T23">etting Started <text:s text:c="5"/>Documentation <text:s text:c="5"/>Download <text:s text:c="5"/>Simulation <text:s text:c="12"/>[</text:span><text:span text:style-name="T18">Simulation@ID</text:span><text:span text:style-name="T21">]</text:span><text:span text:style-name="T24">[GO]</text:span><text:span text:style-name="T21"> <text:s text:c="5"/></text:span><text:a xlink:type="simple" xlink:href="#Sign in" text:style-name="Internet_20_link" text:visited-style-name="Visited_20_Internet_20_Link"><text:span text:style-name="T22">Sign in</text:span></text:a><text:span text:style-name="T23"> <text:s text:c="3"/></text:span><text:a xlink:type="simple" xlink:href="#Sign up" text:style-name="Internet_20_link" text:visited-style-name="Visited_20_Internet_20_Link"><text:span text:style-name="T25">Sign up</text:span></text:a></text:p>
          </table:table-cell>
        </table:table-row>
        <table:table-row table:style-name="Table1.2">
          <table:table-cell table:style-name="Table1.A2" office:value-type="string">
            <text:p text:style-name="P1"/>
            <text:p text:style-name="P13"/>
            <text:p text:style-name="P13"><draw:g text:anchor-type="paragraph" draw:z-index="12" draw:style-name="gr14"><draw:custom-shape draw:style-name="gr19" draw:text-style-name="P59" svg:width="1.371cm" svg:height="0.505cm" svg:x="1.616cm" svg:y="-2.029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0" draw:text-style-name="P60" svg:width="1.045cm" svg:height="0.331cm" svg:x="1.771cm" svg:y="-2.373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1" draw:text-style-name="P61" svg:width="0.766cm" svg:height="0.235cm" svg:x="1.921cm" svg:y="-2.644cm"><text:p/><draw:enhanced-geometry svg:viewBox="0 0 88 21600" draw:glue-points="44 ?f6 44 0 0 10800 44 21600 88 10800" draw:text-areas="0 ?f6 88 ?f3" draw:mirror-horizontal="false" draw:mirror-vertical="false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2" draw:text-style-name="P61" svg:width="0.449cm" svg:height="0.135cm" svg:x="2.078cm" svg:y="-2.803cm"><text:p/><draw:enhanced-geometry svg:viewBox="0 0 88 21600" draw:glue-points="44 ?f6 44 0 0 10800 44 21600 88 10800" draw:text-areas="0 ?f6 88 ?f3" draw:mirror-horizontal="false" draw:mirror-vertical="false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<text:p text:style-name="P29">HEADING</text:p>
            <text:p text:style-name="P32"><text:span text:style-name="T9">heading description</text:span><text:span text:style-name="T19"> <text:s text:c="112"/></text:span><text:s/></text:p>
            <text:p text:style-name="P32"/>
            <text:p text:style-name="P26"/>
            <text:p text:style-name="P31"><text:span text:style-name="T5">MAIN </text:span>FEATURES</text:p>
            <text:p text:style-name="P30">brief introduction</text:p>
            <text:p text:style-name="P27"/>
            <text:p text:style-name="P26"><draw:frame text:anchor-type="paragraph" draw:z-index="2" draw:name="Shape1" draw:style-name="gr3" draw:text-style-name="P43" svg:width="4.388cm" svg:height="3.366cm" svg:x="0.947cm" svg:y="0.31cm"><draw:text-box><text:p text:style-name="P42"/><text:p text:style-name="P42"><text:span text:style-name="T28"><text:a xlink:href="mailto:FEATURE@1" xlink:type="simple">FEATURE@1</text:a></text:span></text:p><text:p text:style-name="P42"><text:span text:style-name="T29">description</text:span></text:p></draw:text-box></draw:frame><draw:frame text:anchor-type="paragraph" draw:z-index="4" draw:name="Shape1" draw:style-name="gr5" draw:text-style-name="P47" svg:width="4.502cm" svg:height="3.366cm" svg:x="10.296cm" svg:y="0.31cm"><draw:text-box><text:p text:style-name="P45"><text:span text:style-name="T30"/></text:p><text:p text:style-name="P46"><text:span text:style-name="T31"><text:a xlink:href="mailto:FEATURE@3" xlink:type="simple">FEATURE@3</text:a></text:span></text:p><text:p text:style-name="P46"><text:span text:style-name="T32">description</text:span></text:p></draw:text-box></draw:frame><draw:frame text:anchor-type="paragraph" draw:z-index="5" draw:name="Shape1" draw:style-name="gr6" draw:text-style-name="P47" svg:width="4.46cm" svg:height="3.366cm" svg:x="15.231cm" svg:y="0.31cm"><draw:text-box><text:p text:style-name="P45"><text:span text:style-name="T30"/></text:p><text:p text:style-name="P46"><text:span text:style-name="T31"><text:a xlink:href="mailto:FEATURE@4" xlink:type="simple">FEATURE@4</text:a></text:span></text:p><text:p text:style-name="P46"><text:span text:style-name="T33">description</text:span></text:p></draw:text-box></draw:frame><draw:frame text:anchor-type="paragraph" draw:z-index="3" draw:name="Shape1" draw:style-name="gr4" draw:text-style-name="P44" svg:width="4.234cm" svg:height="3.366cm" svg:x="5.747cm" svg:y="0.339cm"><draw:text-box><text:p text:style-name="P42"><text:span text:style-name="T28"/></text:p><text:p text:style-name="P42"><text:span text:style-name="T28"><text:a xlink:href="mailto:FEATURE@2" xlink:type="simple">FEATURE@2</text:a></text:span></text:p><text:p text:style-name="P42"><text:span text:style-name="T29">description</text:span></text:p></draw:text-box></draw:frame></text:p>
            <text:p text:style-name="P26"/>
            <text:p text:style-name="P28"/>
            <text:p text:style-name="P28"/>
            <text:p text:style-name="P28"/>
            <text:p text:style-name="P28"/>
            <text:p text:style-name="P28"/>
            <text:p text:style-name="P28"><draw:custom-shape text:anchor-type="paragraph" draw:z-index="9" draw:style-name="gr9" draw:text-style-name="P51" svg:width="1.382cm" svg:height="1.248cm" svg:x="1.12cm" svg:y="0.434cm"><text:p text:style-name="Frame_20_contents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3"><text:span text:style-name="T6">FAST DETAILED DESCRIPTION</text:span><text:span text:style-name="T7"> </text:span></text:p>
            <text:p text:style-name="P34"><text:span text:style-name="T10"/></text:p>
            <text:p text:style-name="P35"><draw:frame text:anchor-type="paragraph" draw:z-index="0" draw:name="Shape1" draw:style-name="gr1" draw:text-style-name="P41" svg:width="4.638cm" svg:height="2.705cm" svg:x="4.662cm" svg:y="1.54cm"><draw:text-box><text:p text:style-name="P40"><text:span text:style-name="T27">Experiments more supported</text:span></text:p></draw:text-box></draw:frame><draw:frame text:anchor-type="paragraph" draw:z-index="1" draw:name="Shape1" draw:style-name="gr2" draw:text-style-name="P41" svg:width="4.324cm" svg:height="2.537cm" svg:x="11.024cm" svg:y="1.512cm"><draw:text-box><text:p text:style-name="P40"><text:span text:style-name="T27">Top 5: Best Methods So Far</text:span></text:p></draw:text-box></draw:frame><draw:line text:anchor-type="paragraph" draw:z-index="8" draw:style-name="gr8" draw:text-style-name="P50" svg:x1="10.091cm" svg:y1="1.614cm" svg:x2="10.091cm" svg:y2="4.362cm"><text:p/></draw:line><text:bookmark-start text:name="Dash board"/><text:span text:style-name="T10">D</text:span><text:span text:style-name="T11">ash board</text:span><text:bookmark-end text:name="Dash board"/></text:p>
            <text:p text:style-name="P35"><text:span text:style-name="T12"/></text:p>
            <text:p text:style-name="P35"><text:span text:style-name="T12"/></text:p>
            <text:p text:style-name="P35"><text:span text:style-name="T12"/></text:p>
            <text:p text:style-name="P36"><text:span text:style-name="T8">#home_proto</text:span></text:p>
          </table:table-cell>
        </table:table-row>
      </table:table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<text:s text:c="6"/><text:span text:style-name="T13">LOGO</text:span> <text:s/><text:span text:style-name="T1"><text:s text:c="10"/></text:span><text:span text:style-name="T3">G</text:span><text:span text:style-name="T2">etting Started | Documentation | Download | Simulation <text:s text:c="18"/>[</text:span><text:span text:style-name="T4">Simulation @ID</text:span><text:span text:style-name="T2">] <text:s text:c="3"/>Sign in | Sign up</text:span></text:p>
          </table:table-cell>
        </table:table-row>
        <table:table-row table:style-name="Table2.2">
          <table:table-cell table:style-name="Table2.A2" office:value-type="string">
            <text:p text:style-name="P2"/>
            <text:p text:style-name="P22"/>
            <text:p text:style-name="P22"/>
            <text:p text:style-name="P22"/>
            <text:p text:style-name="P22"/>
            <text:p text:style-name="P22"/>
            <text:p text:style-name="P22"><draw:g text:anchor-type="paragraph" draw:z-index="13" draw:style-name="gr14"><draw:custom-shape draw:style-name="gr23" draw:text-style-name="P59" svg:width="1.735cm" svg:height="0.639cm" svg:x="9.352cm" svg:y="1.2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4" draw:text-style-name="P60" svg:width="1.322cm" svg:height="0.419cm" svg:x="9.548cm" svg:y="0.81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5" draw:text-style-name="P61" svg:width="0.969cm" svg:height="0.297cm" svg:x="9.738cm" svg:y="0.469cm"><text:p/><draw:enhanced-geometry svg:viewBox="0 0 88 21600" draw:glue-points="44 ?f6 44 0 0 10800 44 21600 88 10800" draw:text-areas="0 ?f6 88 ?f3" draw:mirror-horizontal="false" draw:mirror-vertical="false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6" draw:text-style-name="P61" svg:width="0.569cm" svg:height="0.17cm" svg:x="9.936cm" svg:y="0.268cm"><text:p/><draw:enhanced-geometry svg:viewBox="0 0 88 21600" draw:glue-points="44 ?f6 44 0 0 10800 44 21600 88 10800" draw:text-areas="0 ?f6 88 ?f3" draw:mirror-horizontal="false" draw:mirror-vertical="false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<text:p text:style-name="P22"/>
            <text:p text:style-name="P10"><text:span text:style-name="T17"/></text:p>
            <text:p text:style-name="P24"/>
            <text:p text:style-name="P24"/>
            <text:p text:style-name="P24"/>
            <text:p text:style-name="P24"/>
            <text:p text:style-name="P12">Username</text:p>
            <text:p text:style-name="P12">[ <text:s text:c="28"/>]</text:p>
            <text:p text:style-name="P12"/>
            <text:p text:style-name="P12">Password</text:p>
            <text:p text:style-name="P12">[ <text:s text:c="28"/>]</text:p>
            <text:p text:style-name="P8">Forgot Password?</text:p>
            <text:p text:style-name="P8"/>
            <text:p text:style-name="P8"/>
            <text:p text:style-name="P8"><draw:frame text:anchor-type="paragraph" draw:z-index="6" draw:name="Shape2" draw:style-name="gr7" draw:text-style-name="P49" svg:width="5.857cm" svg:height="1.576cm" svg:x="7.384cm" svg:y="0.192cm"><draw:text-box><text:p text:style-name="P48"><text:span text:style-name="T34"/></text:p><text:p text:style-name="P48"><text:span text:style-name="T35">SIGN IN</text:span></text:p></draw:text-box></draw:frame></text:p>
            <text:p text:style-name="P8"/>
            <text:p text:style-name="P8"/>
            <text:p text:style-name="P8"/>
            <text:p text:style-name="P8"/>
            <text:p text:style-name="P8">New to CupID? Create an account</text:p>
            <text:p text:style-name="P8"/>
            <text:p text:style-name="P8"/>
            <text:p text:style-name="P8">__________________________________</text:p>
            <text:p text:style-name="P6">Terms <text:s text:c="2"/>Privacy <text:s text:c="2"/>Security <text:s text:c="2"/>Contact us</text:p>
          </table:table-cell>
        </table:table-row>
      </table:table>
      <text:p text:style-name="P14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5"><text:s text:c="6"/><text:span text:style-name="T13">LOGO</text:span> <text:s/><text:span text:style-name="T1"><text:s text:c="10"/></text:span><text:span text:style-name="T3">G</text:span><text:span text:style-name="T2">etting Started | Documentation | Download | Simulation <text:s text:c="18"/>[</text:span><text:span text:style-name="T4">Simulation @ID</text:span><text:span text:style-name="T2">] <text:s text:c="3"/>Sign in | Sign up</text:span></text:p>
          </table:table-cell>
        </table:table-row>
        <table:table-row table:style-name="Table3.2">
          <table:table-cell table:style-name="Table3.A2" office:value-type="string">
            <text:p text:style-name="P3"/>
            <text:p text:style-name="P11"/>
            <text:p text:style-name="P11"/>
            <text:p text:style-name="P11"/>
            <text:p text:style-name="P11"/>
            <text:p text:style-name="P21">Join Cupid</text:p>
            <text:p text:style-name="P16"><text:bookmark-start text:name="Sign up"/><text:span text:style-name="T14">@Share your experience </text:span><text:span text:style-name="T15">B) </text:span><text:span text:style-name="T14"><text:s/></text:span><text:bookmark-end text:name="Sign up"/></text:p>
            <text:p text:style-name="P38"/>
            <text:p text:style-name="P23"/>
            <text:p text:style-name="P25"/>
            <text:p text:style-name="P39"/>
            <text:p text:style-name="P39"/>
            <text:p text:style-name="P39"/>
            <text:p text:style-name="P17">Username</text:p>
            <text:p text:style-name="P17">[ <text:s text:c="28"/>]</text:p>
            <text:p text:style-name="P17"/>
            <text:p text:style-name="P18">E-mail</text:p>
            <text:p text:style-name="P18">[ <text:s text:c="28"/>]</text:p>
            <text:p text:style-name="P17"/>
            <text:p text:style-name="P17">Password</text:p>
            <text:p text:style-name="P17">[ <text:s text:c="28"/>]</text:p>
            <text:p text:style-name="P18"/>
            <text:p text:style-name="P18">University</text:p>
            <text:p text:style-name="P18">[ <text:s text:c="28"/>]</text:p>
            <text:p text:style-name="P17"/>
            <text:p text:style-name="P20"/>
            <text:p text:style-name="P19"/>
            <text:p text:style-name="P9"/>
            <text:p text:style-name="P9"><draw:frame text:anchor-type="paragraph" draw:z-index="7" draw:name="Shape2" draw:style-name="gr7" draw:text-style-name="P49" svg:width="5.857cm" svg:height="1.576cm" svg:x="3.383cm" svg:y="-0.808cm"><draw:text-box><text:p text:style-name="P48"><text:span text:style-name="T34"/></text:p><text:p text:style-name="P48"><text:span text:style-name="T35">Create an account</text:span></text:p></draw:text-box></draw:frame></text:p>
            <text:p text:style-name="P9"/>
            <text:p text:style-name="P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Comic Sans" svg:font-family="'Comic Sans'" style:font-family-generic="script"/>
    <style:font-face style:name="Comic Sans MS" svg:font-family="'Comic Sans MS'" style:font-family-generic="script"/>
    <style:font-face style:name="FreeSans2" svg:font-family="FreeSans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Garuda" svg:font-family="Garuda" style:font-pitch="variable"/>
    <style:font-face style:name="NanumMyeongjo" svg:font-family="NanumMyeongjo" style:font-pitch="variable"/>
    <style:font-face style:name="Tlwg Typist" svg:font-family="'Tlwg Typist'" style:font-pitch="variable"/>
    <style:font-face style:name="WenQuanYi Micro Hei Mono" svg:font-family="'WenQuanYi Micro Hei Mono'" style:font-pitch="variable"/>
    <style:font-face style:name="cmmi10" svg:font-family="cmmi10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112%" draw:distance="68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40:33.204043764</meta:creation-date>
    <dc:date>2016-08-26T19:09:34.571442226</dc:date>
    <meta:editing-duration>PT2H20M15S</meta:editing-duration>
    <meta:editing-cycles>153</meta:editing-cycles>
    <meta:generator>LibreOffice/5.0.5.2$Linux_X86_64 LibreOffice_project/00m0$Build-2</meta:generator>
    <meta:document-statistic meta:table-count="3" meta:image-count="0" meta:object-count="0" meta:page-count="3" meta:paragraph-count="28" meta:word-count="93" meta:character-count="1033" meta:non-whitespace-character-count="528"/>
  </office:meta>
</office:document-meta>
</file>